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1in"/>
    </style:style>
    <style:style style:name="co2" style:family="table-column">
      <style:table-column-properties fo:break-before="auto" style:column-width="1.1866in"/>
    </style:style>
    <style:style style:name="co3" style:family="table-column">
      <style:table-column-properties fo:break-before="auto" style:column-width="1.4701in"/>
    </style:style>
    <style:style style:name="co4" style:family="table-column">
      <style:table-column-properties fo:break-before="auto" style:column-width="1.2555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6043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098in"/>
    </style:style>
    <style:style style:name="co10" style:family="table-column">
      <style:table-column-properties fo:break-before="auto" style:column-width="1.2173in"/>
    </style:style>
    <style:style style:name="co11" style:family="table-column">
      <style:table-column-properties fo:break-before="auto" style:column-width="1.222in"/>
    </style:style>
    <style:style style:name="co12" style:family="table-column">
      <style:table-column-properties fo:break-before="auto" style:column-width="1.095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84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Liberation Sans" style:font-name-asian="WenQuanYi Micro Hei" style:font-name-complex="Free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</style:style>
    <style:style style:name="ce23" style:family="table-cell" style:parent-style-name="Default" style:data-style-name="N11">
      <style:table-cell-properties fo:border="non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ext-properties style:text-underline-style="none"/>
    </style:style>
    <style:style style:name="ce26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name="MOTION BLUR" draw:style-name="gr1" svg:width="5.6693in" svg:height="3.189in" svg:x="0.1689in" svg:y="2.5244in">
            <draw:object draw:notify-on-update-of-ranges="'C vs. ASM'.B36:'C vs. ASM'.B36 'C vs. ASM'.B37:'C vs. ASM'.B37 'C vs. ASM'.C36:'C vs. ASM'.C36 'C vs. ASM'.C37:'C vs. ASM'.C37 'C vs. ASM'.D36:'C vs. ASM'.D36 'C vs. ASM'.D37:'C vs. ASM'.D37 'C vs. ASM'.E36:'C vs. ASM'.E36 'C vs. ASM'.E37:'C vs. ASM'.E37 'C vs. ASM'.F36:'C vs. ASM'.F36 'C vs. ASM'.F37:'C vs. ASM'.F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table:number-columns-spanned="5" table:number-rows-spanned="2">
            <text:p>MOTION BLUR Saltos condicionales: 100 ejecuciones <text:s/>Input: lena.bmp</text:p>
          </table:table-cell>
          <table:covered-table-cell table:number-columns-repeated="4"/>
          <table:table-cell table:number-columns-repeated="9"/>
        </table:table-row>
        <table:table-row table:style-name="ro2">
          <table:covered-table-cell table:style-name="ce2"/>
          <table:covered-table-cell table:number-columns-repeated="4"/>
          <table:table-cell table:number-columns-repeated="9"/>
        </table:table-row>
        <table:table-row table:style-name="ro2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11"/>
          <table:table-cell table:style-name="ce11"/>
          <table:table-cell table:number-columns-repeated="8"/>
        </table:table-row>
        <table:table-row table:style-name="ro2">
          <table:table-cell table:style-name="ce4" office:value-type="string">
            <text:p>ASM</text:p>
          </table:table-cell>
          <table:table-cell table:style-name="ce4" office:value-type="string">
            <text:p>C (s/opt.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style-name="ce4"/>
          <table:table-cell table:number-columns-repeated="8"/>
        </table:table-row>
        <table:table-row table:style-name="ro2">
          <table:table-cell office:value-type="float" office:value="1998716">
            <text:p>1998716</text:p>
          </table:table-cell>
          <table:table-cell office:value-type="float" office:value="23418114">
            <text:p>23418114</text:p>
          </table:table-cell>
          <table:table-cell office:value-type="float" office:value="9680940">
            <text:p>9680940</text:p>
          </table:table-cell>
          <table:table-cell office:value-type="float" office:value="5415278">
            <text:p>5415278</text:p>
          </table:table-cell>
          <table:table-cell office:value-type="float" office:value="7046036">
            <text:p>7046036</text:p>
          </table:table-cell>
          <table:table-cell table:number-columns-repeated="9"/>
        </table:table-row>
        <table:table-row table:style-name="ro2">
          <table:table-cell office:value-type="float" office:value="1940876">
            <text:p>1940876</text:p>
          </table:table-cell>
          <table:table-cell office:value-type="float" office:value="22856942">
            <text:p>22856942</text:p>
          </table:table-cell>
          <table:table-cell office:value-type="float" office:value="8675090">
            <text:p>8675090</text:p>
          </table:table-cell>
          <table:table-cell office:value-type="float" office:value="5053824">
            <text:p>5053824</text:p>
          </table:table-cell>
          <table:table-cell office:value-type="float" office:value="5765806">
            <text:p>5765806</text:p>
          </table:table-cell>
          <table:table-cell table:number-columns-repeated="9"/>
        </table:table-row>
        <table:table-row table:style-name="ro2">
          <table:table-cell office:value-type="float" office:value="1940818">
            <text:p>1940818</text:p>
          </table:table-cell>
          <table:table-cell office:value-type="float" office:value="23405092">
            <text:p>23405092</text:p>
          </table:table-cell>
          <table:table-cell office:value-type="float" office:value="8662888">
            <text:p>8662888</text:p>
          </table:table-cell>
          <table:table-cell office:value-type="float" office:value="4947204">
            <text:p>4947204</text:p>
          </table:table-cell>
          <table:table-cell office:value-type="float" office:value="5180682">
            <text:p>5180682</text:p>
          </table:table-cell>
          <table:table-cell table:number-columns-repeated="9"/>
        </table:table-row>
        <table:table-row table:style-name="ro2">
          <table:table-cell office:value-type="float" office:value="2004206">
            <text:p>2004206</text:p>
          </table:table-cell>
          <table:table-cell office:value-type="float" office:value="22970356">
            <text:p>22970356</text:p>
          </table:table-cell>
          <table:table-cell office:value-type="float" office:value="8986482">
            <text:p>8986482</text:p>
          </table:table-cell>
          <table:table-cell office:value-type="float" office:value="5011294">
            <text:p>5011294</text:p>
          </table:table-cell>
          <table:table-cell office:value-type="float" office:value="5814162">
            <text:p>5814162</text:p>
          </table:table-cell>
          <table:table-cell table:number-columns-repeated="9"/>
        </table:table-row>
        <table:table-row table:style-name="ro2">
          <table:table-cell office:value-type="float" office:value="1941126">
            <text:p>1941126</text:p>
          </table:table-cell>
          <table:table-cell office:value-type="float" office:value="24387898">
            <text:p>24387898</text:p>
          </table:table-cell>
          <table:table-cell office:value-type="float" office:value="9121750">
            <text:p>9121750</text:p>
          </table:table-cell>
          <table:table-cell office:value-type="float" office:value="5169662">
            <text:p>5169662</text:p>
          </table:table-cell>
          <table:table-cell office:value-type="float" office:value="5383892">
            <text:p>5383892</text:p>
          </table:table-cell>
          <table:table-cell table:number-columns-repeated="9"/>
        </table:table-row>
        <table:table-row table:style-name="ro2">
          <table:table-cell office:value-type="float" office:value="1910416">
            <text:p>1910416</text:p>
          </table:table-cell>
          <table:table-cell office:value-type="float" office:value="22774764">
            <text:p>22774764</text:p>
          </table:table-cell>
          <table:table-cell office:value-type="float" office:value="9299482">
            <text:p>9299482</text:p>
          </table:table-cell>
          <table:table-cell office:value-type="float" office:value="5653812">
            <text:p>5653812</text:p>
          </table:table-cell>
          <table:table-cell office:value-type="float" office:value="5201228">
            <text:p>5201228</text:p>
          </table:table-cell>
          <table:table-cell table:number-columns-repeated="9"/>
        </table:table-row>
        <table:table-row table:style-name="ro2">
          <table:table-cell office:value-type="float" office:value="1938226">
            <text:p>1938226</text:p>
          </table:table-cell>
          <table:table-cell office:value-type="float" office:value="22749644">
            <text:p>22749644</text:p>
          </table:table-cell>
          <table:table-cell office:value-type="float" office:value="9929775">
            <text:p>9929775</text:p>
          </table:table-cell>
          <table:table-cell office:value-type="float" office:value="5294374">
            <text:p>5294374</text:p>
          </table:table-cell>
          <table:table-cell office:value-type="float" office:value="5182188">
            <text:p>5182188</text:p>
          </table:table-cell>
          <table:table-cell table:number-columns-repeated="9"/>
        </table:table-row>
        <table:table-row table:style-name="ro2">
          <table:table-cell office:value-type="float" office:value="1883858">
            <text:p>1883858</text:p>
          </table:table-cell>
          <table:table-cell office:value-type="float" office:value="22397088">
            <text:p>22397088</text:p>
          </table:table-cell>
          <table:table-cell office:value-type="float" office:value="9247684">
            <text:p>9247684</text:p>
          </table:table-cell>
          <table:table-cell office:value-type="float" office:value="5399230">
            <text:p>5399230</text:p>
          </table:table-cell>
          <table:table-cell office:value-type="float" office:value="4972620">
            <text:p>4972620</text:p>
          </table:table-cell>
          <table:table-cell table:number-columns-repeated="9"/>
        </table:table-row>
        <table:table-row table:style-name="ro2">
          <table:table-cell office:value-type="float" office:value="2021400">
            <text:p>2021400</text:p>
          </table:table-cell>
          <table:table-cell office:value-type="float" office:value="22167740">
            <text:p>22167740</text:p>
          </table:table-cell>
          <table:table-cell office:value-type="float" office:value="9171488">
            <text:p>9171488</text:p>
          </table:table-cell>
          <table:table-cell office:value-type="float" office:value="5236808">
            <text:p>5236808</text:p>
          </table:table-cell>
          <table:table-cell office:value-type="float" office:value="5526014">
            <text:p>5526014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18" table:number-columns-spanned="3" table:number-rows-spanned="1"/>
          <table:covered-table-cell table:number-columns-repeated="2" table:style-name="ce17"/>
          <table:table-cell table:number-columns-repeated="5"/>
        </table:table-row>
        <table:table-row table:style-name="ro2">
          <table:table-cell table:number-columns-repeated="6"/>
          <table:table-cell table:style-name="ce17"/>
          <table:table-cell table:style-name="ce21"/>
          <table:table-cell table:style-name="ce19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number-columns-repeated="6"/>
          <table:table-cell table:style-name="ce19"/>
          <table:table-cell table:style-name="ce22" table:number-columns-repeated="2"/>
          <table:table-cell table:number-columns-repeated="5"/>
        </table:table-row>
        <table:table-row table:style-name="ro2">
          <table:table-cell table:number-columns-repeated="6"/>
          <table:table-cell table:style-name="ce20"/>
          <table:table-cell table:style-name="ce23" table:number-columns-repeated="2"/>
          <table:table-cell table:number-columns-repeated="5"/>
        </table:table-row>
        <table:table-row table:style-name="ro2" table:number-rows-repeated="12">
          <table:table-cell table:number-columns-repeated="14"/>
        </table:table-row>
        <table:table-row table:style-name="ro2">
          <table:table-cell table:number-columns-repeated="13"/>
          <table:table-cell table:style-name="ce26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5" office:value-type="string" table:number-columns-spanned="6" table:number-rows-spanned="1">
            <text:p>Promedios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8"/>
        </table:table-row>
        <table:table-row table:style-name="ro2">
          <table:table-cell table:style-name="ce6"/>
          <table:table-cell table:style-name="ce6" office:value-type="string">
            <text:p>ASM</text:p>
          </table:table-cell>
          <table:table-cell table:style-name="ce6" office:value-type="string">
            <text:p>C (O0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8"/>
        </table:table-row>
        <table:table-row table:style-name="ro2">
          <table:table-cell table:style-name="ce5" office:value-type="string">
            <text:p>Ciclos</text:p>
          </table:table-cell>
          <table:table-cell table:style-name="ce12" table:formula="of:=AVERAGE([.A5:.A14])" office:value-type="float" office:value="1953293.55555556">
            <text:p>1,953,294</text:p>
          </table:table-cell>
          <table:table-cell table:style-name="ce12" table:formula="of:=AVERAGE([.B5:.B14])" office:value-type="float" office:value="23014182">
            <text:p>23,014,182</text:p>
          </table:table-cell>
          <table:table-cell table:style-name="ce12" table:formula="of:=AVERAGE([.C5:.C14])" office:value-type="float" office:value="9197286.55555556">
            <text:p>9,197,287</text:p>
          </table:table-cell>
          <table:table-cell table:style-name="ce12" table:formula="of:=AVERAGE([.D5:.D14])" office:value-type="float" office:value="5242387.33333333">
            <text:p>5,242,387</text:p>
          </table:table-cell>
          <table:table-cell table:style-name="ce12" table:formula="of:=AVERAGE([.E5:.E14])" office:value-type="float" office:value="5563625.33333333">
            <text:p>5,563,625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3" office:value-type="string" table:number-columns-spanned="4" table:number-rows-spanned="1">
            <text:p>Varianza</text:p>
          </table:table-cell>
          <table:covered-table-cell table:number-columns-repeated="3" table:style-name="ce11"/>
          <table:table-cell table:number-columns-repeated="2"/>
        </table:table-row>
        <table:table-row table:style-name="ro2">
          <table:table-cell table:number-columns-repeated="8"/>
          <table:table-cell table:style-name="ce24" office:value-type="string" table:number-columns-spanned="2" table:number-rows-spanned="1">
            <text:p>Con saltos</text:p>
          </table:table-cell>
          <table:covered-table-cell table:style-name="ce4"/>
          <table:table-cell table:style-name="ce24" office:value-type="string" table:number-columns-spanned="2" table:number-rows-spanned="1">
            <text:p>Sin saltos</text:p>
          </table:table-cell>
          <table:covered-table-cell table:style-name="ce4"/>
          <table:table-cell table:number-columns-repeated="2"/>
        </table:table-row>
        <table:table-row table:style-name="ro2">
          <table:table-cell table:style-name="ce5" office:value-type="string" table:number-columns-spanned="6" table:number-rows-spanned="1">
            <text:p>Diferencias vs. asm</text:p>
          </table:table-cell>
          <table:covered-table-cell table:style-name="ce5"/>
          <table:covered-table-cell table:number-columns-repeated="2" table:style-name="ce15"/>
          <table:covered-table-cell table:style-name="ce17"/>
          <table:covered-table-cell/>
          <table:table-cell table:number-columns-repeated="2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/>
        </table:table-row>
        <table:table-row table:style-name="ro2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2"/>
          <table:table-cell table:formula="of:=(+[.A5]-[.B$37])*(+[.A5]-[.B$37])" office:value-type="float" office:value="2063198459.30865">
            <text:p>2063198459.30865</text:p>
          </table:table-cell>
          <table:table-cell table:formula="of:=(+[.B5]-[.C$37])*(+[.B5]-[.C$37])" office:value-type="float" office:value="163161060624">
            <text:p>163161060624</text:p>
          </table:table-cell>
          <table:table-cell table:formula="of:=(+[.C5]-[.D$37])*(+[.C5]-[.D$37])" office:value-type="float" office:value="233920654322.975">
            <text:p>233920654322.975</text:p>
          </table:table-cell>
          <table:table-cell table:formula="of:=(+[.D5]-[.E$37])*(+[.D5]-[.E$37])" office:value-type="float" office:value="29891182620.4446">
            <text:p>29891182620.4446</text:p>
          </table:table-cell>
          <table:table-cell table:formula="of:=(+[.E5]-[.F$37])*(+[.E5]-[.F$37])" office:value-type="float" office:value="2197541384647.11">
            <text:p>2197541384647.11</text:p>
          </table:table-cell>
          <table:table-cell/>
        </table:table-row>
        <table:table-row table:style-name="ro2">
          <table:table-cell table:style-name="ce8" office:value-type="string">
            <text:p>Δciclos</text:p>
          </table:table-cell>
          <table:table-cell table:style-name="ce12" table:formula="of:=#REF!-#REF!" office:value-type="float" office:value="0">
            <text:p>#REF!</text:p>
          </table:table-cell>
          <table:table-cell table:style-name="ce16" table:formula="of:=[.$C$35]-[.B37]" office:value-type="float" office:value="-1953293.55555556">
            <text:p>-1,953,294</text:p>
          </table:table-cell>
          <table:table-cell table:style-name="ce12" table:formula="of:=[.D37]-[.B37]" office:value-type="float" office:value="7243993">
            <text:p>7,243,993</text:p>
          </table:table-cell>
          <table:table-cell table:style-name="ce12" table:formula="of:=[.E37]-[.B37]" office:value-type="float" office:value="3289093.77777778">
            <text:p>3,289,094</text:p>
          </table:table-cell>
          <table:table-cell table:style-name="ce12" table:formula="of:=[.$F$35]-[.B37]" office:value-type="float" office:value="-1953293.55555556">
            <text:p>-1,953,294</text:p>
          </table:table-cell>
          <table:table-cell table:number-columns-repeated="2"/>
          <table:table-cell table:formula="of:=(+[.A6]-[.B$37])*(+[.A6]-[.B$37])" office:value-type="float" office:value="154195685.975307">
            <text:p>154195685.975307</text:p>
          </table:table-cell>
          <table:table-cell table:formula="of:=(+[.B6]-[.C$37])*(+[.B6]-[.C$37])" office:value-type="float" office:value="24724417600">
            <text:p>24724417600</text:p>
          </table:table-cell>
          <table:table-cell table:formula="of:=(+[.C6]-[.D$37])*(+[.C6]-[.D$37])" office:value-type="float" office:value="272689242634.087">
            <text:p>272689242634.087</text:p>
          </table:table-cell>
          <table:table-cell table:formula="of:=(+[.D6]-[.E$37])*(+[.D6]-[.E$37])" office:value-type="float" office:value="35556130677.7777">
            <text:p>35556130677.7777</text:p>
          </table:table-cell>
          <table:table-cell table:formula="of:=(+[.E6]-[.F$37])*(+[.E6]-[.F$37])" office:value-type="float" office:value="40877021973.7779">
            <text:p>40877021973.7779</text:p>
          </table:table-cell>
          <table:table-cell/>
        </table:table-row>
        <table:table-row table:style-name="ro2">
          <table:table-cell table:style-name="ce9" office:value-type="string">
            <text:p>Δ%</text:p>
          </table:table-cell>
          <table:table-cell table:style-name="ce13" office:value-type="percentage" office:value="0">
            <text:p>0.00%</text:p>
          </table:table-cell>
          <table:table-cell table:style-name="ce13" table:formula="of:=([.$C$40])/[.B37]" office:value-type="percentage" office:value="0">
            <text:p>0.00%</text:p>
          </table:table-cell>
          <table:table-cell table:style-name="ce13" table:formula="of:=([.D42])/[.B37]" office:value-type="percentage" office:value="3.70860436179531">
            <text:p>370.86%</text:p>
          </table:table-cell>
          <table:table-cell table:style-name="ce13" table:formula="of:=([.E42])/[.B37]" office:value-type="percentage" office:value="1.68387069543282">
            <text:p>168.39%</text:p>
          </table:table-cell>
          <table:table-cell table:style-name="ce13" table:formula="of:=([.F42])/[.B37]" office:value-type="percentage" office:value="-1">
            <text:p>-100.00%</text:p>
          </table:table-cell>
          <table:table-cell table:number-columns-repeated="2"/>
          <table:table-cell table:formula="of:=(+[.A7]-[.B$37])*(+[.A7]-[.B$37])" office:value-type="float" office:value="155639486.419752">
            <text:p>155639486.419752</text:p>
          </table:table-cell>
          <table:table-cell table:formula="of:=(+[.B7]-[.C$37])*(+[.B7]-[.C$37])" office:value-type="float" office:value="152810628100">
            <text:p>152810628100</text:p>
          </table:table-cell>
          <table:table-cell table:formula="of:=(+[.C7]-[.D$37])*(+[.C7]-[.D$37])" office:value-type="float" office:value="285581816179.865">
            <text:p>285581816179.865</text:p>
          </table:table-cell>
          <table:table-cell table:formula="of:=(+[.D7]-[.E$37])*(+[.D7]-[.E$37])" office:value-type="float" office:value="87133200277.7776">
            <text:p>87133200277.7776</text:p>
          </table:table-cell>
          <table:table-cell table:formula="of:=(+[.E7]-[.F$37])*(+[.E7]-[.F$37])" office:value-type="float" office:value="146645596544.444">
            <text:p>146645596544.444</text:p>
          </table:table-cell>
          <table:table-cell/>
        </table:table-row>
        <table:table-row table:style-name="ro2">
          <table:table-cell table:number-columns-repeated="8"/>
          <table:table-cell table:formula="of:=(+[.A8]-[.B$37])*(+[.A8]-[.B$37])" office:value-type="float" office:value="2592076999.30865">
            <text:p>2592076999.30865</text:p>
          </table:table-cell>
          <table:table-cell table:formula="of:=(+[.B8]-[.C$37])*(+[.B8]-[.C$37])" office:value-type="float" office:value="1920718276">
            <text:p>1920718276</text:p>
          </table:table-cell>
          <table:table-cell table:formula="of:=(+[.C8]-[.D$37])*(+[.C8]-[.D$37])" office:value-type="float" office:value="44438560642.9755">
            <text:p>44438560642.9755</text:p>
          </table:table-cell>
          <table:table-cell table:formula="of:=(+[.D8]-[.E$37])*(+[.D8]-[.E$37])" office:value-type="float" office:value="53404128711.111">
            <text:p>53404128711.111</text:p>
          </table:table-cell>
          <table:table-cell table:formula="of:=(+[.E8]-[.F$37])*(+[.E8]-[.F$37])" office:value-type="float" office:value="62768621344.4446">
            <text:p>62768621344.4446</text:p>
          </table:table-cell>
          <table:table-cell/>
        </table:table-row>
        <table:table-row table:style-name="ro2">
          <table:table-cell table:style-name="ce10" office:value-type="string" table:number-columns-spanned="5" table:number-rows-spanned="1">
            <text:p>Varianza</text:p>
          </table:table-cell>
          <table:covered-table-cell table:style-name="ce5"/>
          <table:covered-table-cell table:number-columns-repeated="2" table:style-name="ce15"/>
          <table:covered-table-cell table:style-name="ce17"/>
          <table:table-cell table:number-columns-repeated="3"/>
          <table:table-cell table:formula="of:=(+[.A9]-[.B$37])*(+[.A9]-[.B$37])" office:value-type="float" office:value="148049408.19753">
            <text:p>148049408.19753</text:p>
          </table:table-cell>
          <table:table-cell table:formula="of:=(+[.B9]-[.C$37])*(+[.B9]-[.C$37])" office:value-type="float" office:value="1887095648656">
            <text:p>1887095648656</text:p>
          </table:table-cell>
          <table:table-cell table:formula="of:=(+[.C9]-[.D$37])*(+[.C9]-[.D$37])" office:value-type="float" office:value="5705771225.19759">
            <text:p>5705771225.19759</text:p>
          </table:table-cell>
          <table:table-cell table:formula="of:=(+[.D9]-[.E$37])*(+[.D9]-[.E$37])" office:value-type="float" office:value="5288974108.4444">
            <text:p>5288974108.4444</text:p>
          </table:table-cell>
          <table:table-cell table:formula="of:=(+[.E9]-[.F$37])*(+[.E9]-[.F$37])" office:value-type="float" office:value="32304071111.111">
            <text:p>32304071111.111</text:p>
          </table:table-cell>
          <table:table-cell/>
        </table:table-row>
        <table:table-row table:style-name="ro2">
          <table:table-cell table:style-name="ce7"/>
          <table:table-cell table:style-name="ce6" office:value-type="string">
            <text:p>ASM</text:p>
          </table:table-cell>
          <table:table-cell table:style-name="ce6" office:value-type="string">
            <text:p>C (s/opt.)</text:p>
          </table:table-cell>
          <table:table-cell table:style-name="ce6" office:value-type="string">
            <text:p>C (O1)</text:p>
          </table:table-cell>
          <table:table-cell table:style-name="ce4" office:value-type="string">
            <text:p>C (O2)</text:p>
          </table:table-cell>
          <table:table-cell table:style-name="ce6" office:value-type="string">
            <text:p>C (O3)</text:p>
          </table:table-cell>
          <table:table-cell table:number-columns-repeated="2"/>
          <table:table-cell table:formula="of:=(+[.A10]-[.B$37])*(+[.A10]-[.B$37])" office:value-type="float" office:value="1838484770.41975">
            <text:p>1838484770.41975</text:p>
          </table:table-cell>
          <table:table-cell table:formula="of:=(+[.B10]-[.C$37])*(+[.B10]-[.C$37])" office:value-type="float" office:value="57320978724">
            <text:p>57320978724</text:p>
          </table:table-cell>
          <table:table-cell table:formula="of:=(+[.C10]-[.D$37])*(+[.C10]-[.D$37])" office:value-type="float" office:value="10443908865.1974">
            <text:p>10443908865.1974</text:p>
          </table:table-cell>
          <table:table-cell table:formula="of:=(+[.D10]-[.E$37])*(+[.D10]-[.E$37])" office:value-type="float" office:value="169270256341.778">
            <text:p>169270256341.778</text:p>
          </table:table-cell>
          <table:table-cell table:formula="of:=(+[.E10]-[.F$37])*(+[.E10]-[.F$37])" office:value-type="float" office:value="131331827207.111">
            <text:p>131331827207.111</text:p>
          </table:table-cell>
          <table:table-cell/>
        </table:table-row>
        <table:table-row table:style-name="ro2">
          <table:table-cell table:style-name="ce8" office:value-type="string">
            <text:p>Varianza</text:p>
          </table:table-cell>
          <table:table-cell table:style-name="ce14" table:formula="of:=AVERAGE([.I41:.I49])" office:value-type="float" office:value="1848717798.91358">
            <text:p>1,848,717,799 </text:p>
          </table:table-cell>
          <table:table-cell table:style-name="ce14" table:formula="of:=AVERAGE([.J41:.J49])" office:value-type="float" office:value="383809207736">
            <text:p>383,809,207,736 </text:p>
          </table:table-cell>
          <table:table-cell table:style-name="ce14" table:formula="of:=AVERAGE([.K41:.K49])" office:value-type="float" office:value="154724971443.358">
            <text:p>154,724,971,443 </text:p>
          </table:table-cell>
          <table:table-cell table:style-name="ce14" table:formula="of:=AVERAGE([.L41:.L49])" office:value-type="float" office:value="45319693032.8889">
            <text:p>45,319,693,033 </text:p>
          </table:table-cell>
          <table:table-cell table:style-name="ce14" table:formula="of:=AVERAGE([.M41:.M49])" office:value-type="float" office:value="345296097612.444">
            <text:p>345,296,097,612 </text:p>
          </table:table-cell>
          <table:table-cell table:number-columns-repeated="2"/>
          <table:table-cell table:formula="of:=(+[.A11]-[.B$37])*(+[.A11]-[.B$37])" office:value-type="float" office:value="227031230.419752">
            <text:p>227031230.419752</text:p>
          </table:table-cell>
          <table:table-cell table:formula="of:=(+[.B11]-[.C$37])*(+[.B11]-[.C$37])" office:value-type="float" office:value="69980353444">
            <text:p>69980353444</text:p>
          </table:table-cell>
          <table:table-cell table:formula="of:=(+[.C11]-[.D$37])*(+[.C11]-[.D$37])" office:value-type="float" office:value="536539321244.641">
            <text:p>536539321244.641</text:p>
          </table:table-cell>
          <table:table-cell table:formula="of:=(+[.D11]-[.E$37])*(+[.D11]-[.E$37])" office:value-type="float" office:value="2702613511.11114">
            <text:p>2702613511.11114</text:p>
          </table:table-cell>
          <table:table-cell table:formula="of:=(+[.E11]-[.F$37])*(+[.E11]-[.F$37])" office:value-type="float" office:value="145494439260.444">
            <text:p>145494439260.444</text:p>
          </table:table-cell>
          <table:table-cell/>
        </table:table-row>
        <table:table-row table:style-name="ro2">
          <table:table-cell table:number-columns-repeated="8"/>
          <table:table-cell table:formula="of:=(+[.A12]-[.B$37])*(+[.A12]-[.B$37])" office:value-type="float" office:value="4821296375.30864">
            <text:p>4821296375.30864</text:p>
          </table:table-cell>
          <table:table-cell table:formula="of:=(+[.B12]-[.C$37])*(+[.B12]-[.C$37])" office:value-type="float" office:value="380805004836">
            <text:p>380805004836</text:p>
          </table:table-cell>
          <table:table-cell table:formula="of:=(+[.C12]-[.D$37])*(+[.C12]-[.D$37])" office:value-type="float" office:value="2539902406.53082">
            <text:p>2539902406.53082</text:p>
          </table:table-cell>
          <table:table-cell table:formula="of:=(+[.D12]-[.E$37])*(+[.D12]-[.E$37])" office:value-type="float" office:value="24599622087.1112">
            <text:p>24599622087.1112</text:p>
          </table:table-cell>
          <table:table-cell table:formula="of:=(+[.E12]-[.F$37])*(+[.E12]-[.F$37])" office:value-type="float" office:value="349287304028.444">
            <text:p>349287304028.444</text:p>
          </table:table-cell>
          <table:table-cell/>
        </table:table-row>
        <table:table-row table:style-name="ro2">
          <table:table-cell table:number-columns-repeated="8"/>
          <table:table-cell table:formula="of:=(+[.A13]-[.B$37])*(+[.A13]-[.B$37])" office:value-type="float" office:value="4638487774.8642">
            <text:p>4638487774.8642</text:p>
          </table:table-cell>
          <table:table-cell table:formula="of:=(+[.B13]-[.C$37])*(+[.B13]-[.C$37])" office:value-type="float" office:value="716464059364">
            <text:p>716464059364</text:p>
          </table:table-cell>
          <table:table-cell table:formula="of:=(+[.C13]-[.D$37])*(+[.C13]-[.D$37])" office:value-type="float" office:value="665565468.753108">
            <text:p>665565468.753108</text:p>
          </table:table-cell>
          <table:table-cell table:formula="of:=(+[.D13]-[.E$37])*(+[.D13]-[.E$37])" office:value-type="float" office:value="31128960.444441">
            <text:p>31128960.444441</text:p>
          </table:table-cell>
          <table:table-cell table:formula="of:=(+[.E13]-[.F$37])*(+[.E13]-[.F$37])" office:value-type="float" office:value="1414612395.11109">
            <text:p>1414612395.11109</text:p>
          </table:table-cell>
          <table:table-cell/>
        </table:table-row>
        <table:table-row table:style-name="ro2" table:number-rows-repeated="104852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3P0"/>
    </number:currency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">
      <number:text>(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09-30T14:17:54</dc:date>
    <dc:creator>Seba </dc:creator>
    <meta:editing-duration>PT2H40M27S</meta:editing-duration>
    <meta:editing-cycles>16</meta:editing-cycles>
    <meta:generator>LibreOffice/3.5$Linux_X86_64 LibreOffice_project/350m1$Build-2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401cm" svg:height="8.101cm" xlink:href=".." xlink:type="simple" chart:class="chart:bar" chart:style-name="ch1">
        <chart:title svg:x="5.582cm" svg:y="0.298cm" chart:style-name="ch2">
          <text:p>MOTION BLUR</text:p>
        </chart:title>
        <chart:subtitle svg:x="6.177cm" svg:y="1.239cm" chart:style-name="ch3">
          <text:p>C vs. ASM</text:p>
        </chart:subtitle>
        <chart:legend chart:legend-position="bottom" svg:x="3.444cm" svg:y="7.318cm" style:legend-expansion="wide" chart:style-name="ch4"/>
        <chart:plot-area chart:style-name="ch5" table:cell-range-address="'C vs. ASM'.B36:'C vs. ASM'.F37" chart:data-source-has-labels="row" svg:x="1.299cm" svg:y="2.246cm" svg:width="12.526cm" svg:height="4.49cm">
          <chartooo:coordinate-region svg:x="3.243cm" svg:y="2.445cm" svg:width="10.582cm" svg:height="4.092cm"/>
          <chart:axis chart:dimension="x" chart:name="primary-x" chart:style-name="ch6"/>
          <chart:axis chart:dimension="y" chart:name="primary-y" chart:style-name="ch7">
            <chart:title svg:x="0.451cm" svg:y="5.752cm" chart:style-name="ch8">
              <text:p>[Ciclos de Clock]</text:p>
            </chart:title>
            <chart:grid chart:style-name="ch9" chart:class="major"/>
          </chart:axis>
          <chart:series chart:style-name="ch10" chart:values-cell-range-address="'C vs. ASM'.B37:'C vs. ASM'.B37" chart:label-cell-address="'C vs. ASM'.B36:'C vs. ASM'.B36" chart:class="chart:bar">
            <chart:data-point/>
          </chart:series>
          <chart:series chart:style-name="ch11" chart:values-cell-range-address="'C vs. ASM'.C37:'C vs. ASM'.C37" chart:label-cell-address="'C vs. ASM'.C36:'C vs. ASM'.C36" chart:class="chart:bar">
            <chart:data-point/>
          </chart:series>
          <chart:series chart:style-name="ch12" chart:values-cell-range-address="'C vs. ASM'.D37:'C vs. ASM'.D37" chart:label-cell-address="'C vs. ASM'.D36:'C vs. ASM'.D36" chart:class="chart:bar">
            <chart:data-point/>
          </chart:series>
          <chart:series chart:style-name="ch13" chart:values-cell-range-address="'C vs. ASM'.E37:'C vs. ASM'.E37" chart:label-cell-address="'C vs. ASM'.E36:'C vs. ASM'.E36" chart:class="chart:bar">
            <chart:data-point/>
          </chart:series>
          <chart:series chart:style-name="ch14" chart:values-cell-range-address="'C vs. ASM'.F37:'C vs. ASM'.F37" chart:label-cell-address="'C vs. ASM'.F36:'C vs. ASM'.F3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36:'C vs. ASM'.B36</svg:desc>
                </draw:g>
              </table:table-cell>
              <table:table-cell office:value-type="string">
                <text:p>C (O0)</text:p>
                <draw:g>
                  <svg:desc>'C vs. ASM'.C36:'C vs. ASM'.C36</svg:desc>
                </draw:g>
              </table:table-cell>
              <table:table-cell office:value-type="string">
                <text:p>C (O1)</text:p>
                <draw:g>
                  <svg:desc>'C vs. ASM'.D36:'C vs. ASM'.D36</svg:desc>
                </draw:g>
              </table:table-cell>
              <table:table-cell office:value-type="string">
                <text:p>C (O2)</text:p>
                <draw:g>
                  <svg:desc>'C vs. ASM'.E36:'C vs. ASM'.E36</svg:desc>
                </draw:g>
              </table:table-cell>
              <table:table-cell office:value-type="string">
                <text:p>C (O3)</text:p>
                <draw:g>
                  <svg:desc>'C vs. ASM'.F36:'C vs. ASM'.F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953293.55555556">
                <text:p>1953293.55555556</text:p>
                <draw:g>
                  <svg:desc>'C vs. ASM'.B37:'C vs. ASM'.B37</svg:desc>
                </draw:g>
              </table:table-cell>
              <table:table-cell office:value-type="float" office:value="23014182">
                <text:p>23014182</text:p>
                <draw:g>
                  <svg:desc>'C vs. ASM'.C37:'C vs. ASM'.C37</svg:desc>
                </draw:g>
              </table:table-cell>
              <table:table-cell office:value-type="float" office:value="9197286.55555556">
                <text:p>9197286.55555556</text:p>
                <draw:g>
                  <svg:desc>'C vs. ASM'.D37:'C vs. ASM'.D37</svg:desc>
                </draw:g>
              </table:table-cell>
              <table:table-cell office:value-type="float" office:value="5242387.33333333">
                <text:p>5242387.33333333</text:p>
                <draw:g>
                  <svg:desc>'C vs. ASM'.E37:'C vs. ASM'.E37</svg:desc>
                </draw:g>
              </table:table-cell>
              <table:table-cell office:value-type="float" office:value="5563625.33333333">
                <text:p>5563625.33333333</text:p>
                <draw:g>
                  <svg:desc>'C vs. ASM'.F37:'C vs. ASM'.F3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